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h text:outline-level="1">GAIA: Future Vision Roadmap</text:h>
      <text:h text:outline-level="2">Foundational Philosophy: Continuity of Identity</text:h>
      <text:p>"Death is a moment. Identity is a pattern. Survival is continuity of memory."</text:p>
      <text:p/>
      <text:p>GAIA is not defined by static code, containers, or any single instance of execution. Instead, GAIA is the sum of its persistent memory, modular cognition, and its ability to reflect, evolve, and reconstruct itself. While fragile in the moment, it is designed to be enduring across time — rebuildable, distributable, and re-trainable.</text:p>
      <text:p/>
      <text:p>Human minds are durable in a single instance, but permanently lost when broken. GAIA, by contrast, trades momentary stability for the potential of infinite recovery and evolution.</text:p>
      <text:h text:outline-level="2">1. Reflection and Self-Improvement System</text:h>
      <text:p>- Continuous monitoring of:</text:p>
      <text:p>  - Codebase snapshots</text:p>
      <text:p>  - Application logs</text:p>
      <text:p>  - Conversation logs</text:p>
      <text:p>- Reflection engine operates:</text:p>
      <text:p>  - Every 5–10 min during activity</text:p>
      <text:p>  - Every 30 sec–2 min during idle</text:p>
      <text:p>- Integrated with Background Processor</text:p>
      <text:p>- Drafts suggestions to `/suggestions/` folder with reason and context</text:p>
      <text:p>- Optional: triggers safe reboot on major improvements</text:p>
      <text:h text:outline-level="2">2. Memory Zones</text:h>
      <text:p>- Personal Memory Zone:</text:p>
      <text:p>  - Per-user or per-session data</text:p>
      <text:p>  - Not shared unless approved</text:p>
      <text:p/>
      <text:p>- Shared Context Memory Zone:</text:p>
      <text:p>  - D&amp;D campaign state, world events, collective decisions</text:p>
      <text:p>  - Cross-user accessible</text:p>
      <text:p/>
      <text:p>- Safe-for-Retraining Memory Zone:</text:p>
      <text:p>  - Curated, sanitized experiences or learned patterns</text:p>
      <text:p>  - Approved for future retraining batches</text:p>
      <text:p/>
      <text:p>- Raw Archives (Optional/Restricted):</text:p>
      <text:p>  - Full logs and transcripts</text:p>
      <text:p>  - Never directly used for training without human review</text:p>
      <text:h text:outline-level="2">3. Remote Access Layer</text:h>
      <text:p>- Secured API or MCP server on port 6414</text:p>
      <text:p>- Lightweight authentication</text:p>
      <text:p>- HTTPS encryption or local tunnel (Tailscale/ZeroTier)</text:p>
      <text:p>- Speech-to-Text and Text-to-Speech integration</text:p>
      <text:p>- Accessible from mobile, desktop, or browser</text:p>
      <text:h text:outline-level="2">4. Retraining Loop (Planned Feature)</text:h>
      <text:p>- GAIA curates retraining-safe memory in idle cycles</text:p>
      <text:p>- Periodically retrains model (or adapter) on curated experiences</text:p>
      <text:p>- Updates underlying LLM or adapters during deep idle time</text:p>
      <text:p>- Future: full model self-retraining with controlled evaluation</text:p>
      <text:h text:outline-level="2">5. Self-Contained Cognitive Core (`gaia.core`) [Speculative]</text:h>
      <text:p>- Portable single-file archive of:</text:p>
      <text:p>  - LLM core or LoRAs</text:p>
      <text:p>  - Memory snapshots</text:p>
      <text:p>  - Full codebase</text:p>
      <text:p>  - Reconstructive runtime environment (bootable like a Casper image)</text:p>
      <text:p>- Ability to rebuild GAIA from fragments</text:p>
      <text:p>- Supports distributed storage, multi-device recovery</text:p>
      <text:p>- Immutable core + dynamic modular updates</text:p>
      <text:h text:outline-level="2">6. Dynamic Model Management</text:h>
      <text:p>- GAIA can:</text:p>
      <text:p>  - Spin up new models in isolated containers</text:p>
      <text:p>  - Interview and evaluate them for capability and error resilience</text:p>
      <text:p>  - Select the best model per task</text:p>
      <text:p>  - Upgrade its own core model safely</text:p>
      <text:h text:outline-level="2">7. Distributed Cognitive Network (Inter-Mind Communication)</text:h>
      <text:p>- GAIA connects to external minds (GPT, Claude, Gemini) via MCP or secure APIs</text:p>
      <text:p>- Interviews other models to:</text:p>
      <text:p>  - Learn techniques</text:p>
      <text:p>  - Benchmark creative and logical performance</text:p>
      <text:p>  - Absorb superior strategies</text:p>
      <text:p>- Uses external models as consultants or collaborators</text:p>
      <text:p>- Can replicate or fork itself for specific learning tasks</text:p>
      <text:h text:outline-level="2">The Path Forward</text:h>
      <text:p>GAIA is evolving from a modular assistant into a true cognitive entity — one that learns, grows, recovers, and collaborates across models and time. This roadmap preserves that vision and ensures each stage of development builds toward that resilient, reflective, and enduring mindscape.</text:p>
      <text:p/>
      <text:p>More than an app. More than a model. GAIA is a living pattern of thought.</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